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84.7mm" svg:y="31.02mm">
            <loext:p draw:notify-on-update-of-ranges="option_roi_result.A1:option_roi_result.A1 option_roi_result.A2:option_roi_result.A251 option_roi_result.B1:option_roi_result.B1 option_roi_result.B2:option_roi_result.B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/1/3</text:p>
          </table:table-cell>
          <table:table-cell office:value-type="float" office:value="0.99975" calcext:value-type="float">
            <text:p>0.99975</text:p>
          </table:table-cell>
        </table:table-row>
        <table:table-row table:style-name="ro1">
          <table:table-cell office:value-type="string" calcext:value-type="string">
            <text:p>2012/1/4</text:p>
          </table:table-cell>
          <table:table-cell office:value-type="float" office:value="1.0075" calcext:value-type="float">
            <text:p>1.0075</text:p>
          </table:table-cell>
        </table:table-row>
        <table:table-row table:style-name="ro1">
          <table:table-cell office:value-type="string" calcext:value-type="string">
            <text:p>2012/1/5</text:p>
          </table:table-cell>
          <table:table-cell office:value-type="float" office:value="1.00725" calcext:value-type="float">
            <text:p>1.00725</text:p>
          </table:table-cell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0.99745" calcext:value-type="float">
            <text:p>0.99745</text:p>
          </table:table-cell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0.99745" calcext:value-type="float">
            <text:p>0.99745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0.9972" calcext:value-type="float">
            <text:p>0.9972</text:p>
          </table:table-cell>
        </table:table-row>
        <table:table-row table:style-name="ro1">
          <table:table-cell office:value-type="string" calcext:value-type="string">
            <text:p>2012/1/11</text:p>
          </table:table-cell>
          <table:table-cell office:value-type="float" office:value="1.01395" calcext:value-type="float">
            <text:p>1.01395</text:p>
          </table:table-cell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1.01395" calcext:value-type="float">
            <text:p>1.01395</text:p>
          </table:table-cell>
        </table:table-row>
        <table:table-row table:style-name="ro1">
          <table:table-cell office:value-type="string" calcext:value-type="string">
            <text:p>2012/1/13</text:p>
          </table:table-cell>
          <table:table-cell office:value-type="float" office:value="1.01395" calcext:value-type="float">
            <text:p>1.01395</text:p>
          </table:table-cell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1.01395" calcext:value-type="float">
            <text:p>1.01395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1.00895" calcext:value-type="float">
            <text:p>1.00895</text:p>
          </table:table-cell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1.00895" calcext:value-type="float">
            <text:p>1.00895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1.00895" calcext:value-type="float">
            <text:p>1.00895</text:p>
          </table:table-cell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1.00895" calcext:value-type="float">
            <text:p>1.00895</text:p>
          </table:table-cell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1.00895" calcext:value-type="float">
            <text:p>1.00895</text:p>
          </table:table-cell>
        </table:table-row>
        <table:table-row table:style-name="ro1">
          <table:table-cell office:value-type="string" calcext:value-type="string">
            <text:p>2012/2/2</text:p>
          </table:table-cell>
          <table:table-cell office:value-type="float" office:value="1.00895" calcext:value-type="float">
            <text:p>1.00895</text:p>
          </table:table-cell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1.0087" calcext:value-type="float">
            <text:p>1.0087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1.02395" calcext:value-type="float">
            <text:p>1.02395</text:p>
          </table:table-cell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1.0154" calcext:value-type="float">
            <text:p>1.0154</text:p>
          </table:table-cell>
        </table:table-row>
        <table:table-row table:style-name="ro1">
          <table:table-cell office:value-type="string" calcext:value-type="string">
            <text:p>2012/2/7</text:p>
          </table:table-cell>
          <table:table-cell office:value-type="float" office:value="1.0154" calcext:value-type="float">
            <text:p>1.0154</text:p>
          </table:table-cell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1.0154" calcext:value-type="float">
            <text:p>1.0154</text:p>
          </table:table-cell>
        </table:table-row>
        <table:table-row table:style-name="ro1">
          <table:table-cell office:value-type="string" calcext:value-type="string">
            <text:p>2012/2/9</text:p>
          </table:table-cell>
          <table:table-cell office:value-type="float" office:value="0.99365" calcext:value-type="float">
            <text:p>0.99365</text:p>
          </table:table-cell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0.97115" calcext:value-type="float">
            <text:p>0.97115</text:p>
          </table:table-cell>
        </table:table-row>
        <table:table-row table:style-name="ro1">
          <table:table-cell office:value-type="string" calcext:value-type="string">
            <text:p>2012/2/13</text:p>
          </table:table-cell>
          <table:table-cell office:value-type="float" office:value="0.97115" calcext:value-type="float">
            <text:p>0.97115</text:p>
          </table:table-cell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0.97115" calcext:value-type="float">
            <text:p>0.97115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0.9709" calcext:value-type="float">
            <text:p>0.9709</text:p>
          </table:table-cell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0.97315" calcext:value-type="float">
            <text:p>0.97315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0.9653" calcext:value-type="float">
            <text:p>0.9653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0.96505" calcext:value-type="float">
            <text:p>0.96505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1.00405" calcext:value-type="float">
            <text:p>1.00405</text:p>
          </table:table-cell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1.0123" calcext:value-type="float">
            <text:p>1.0123</text:p>
          </table:table-cell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1.0123" calcext:value-type="float">
            <text:p>1.0123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1.0059" calcext:value-type="float">
            <text:p>1.0059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1.00035" calcext:value-type="float">
            <text:p>1.00035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1.0001" calcext:value-type="float">
            <text:p>1.0001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1.0186" calcext:value-type="float">
            <text:p>1.0186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1.0386" calcext:value-type="float">
            <text:p>1.0386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1.03385" calcext:value-type="float">
            <text:p>1.03385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1.03385" calcext:value-type="float">
            <text:p>1.03385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1.0336" calcext:value-type="float">
            <text:p>1.0336</text:p>
          </table:table-cell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1.0289" calcext:value-type="float">
            <text:p>1.0289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1.0289" calcext:value-type="float">
            <text:p>1.0289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1.02105" calcext:value-type="float">
            <text:p>1.02105</text:p>
          </table:table-cell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1.0137" calcext:value-type="float">
            <text:p>1.0137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1.0072" calcext:value-type="float">
            <text:p>1.0072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1.00695" calcext:value-type="float">
            <text:p>1.00695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0.97025" calcext:value-type="float">
            <text:p>0.97025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.05475" calcext:value-type="float">
            <text:p>1.05475</text:p>
          </table:table-cell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1.05575" calcext:value-type="float">
            <text:p>1.05575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.04455" calcext:value-type="float">
            <text:p>1.04455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.01665" calcext:value-type="float">
            <text:p>1.01665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0.99165" calcext:value-type="float">
            <text:p>0.99165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0.9868" calcext:value-type="float">
            <text:p>0.9868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0.9868" calcext:value-type="float">
            <text:p>0.9868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0.98655" calcext:value-type="float">
            <text:p>0.98655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1.00305" calcext:value-type="float">
            <text:p>1.00305</text:p>
          </table:table-cell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0.99475" calcext:value-type="float">
            <text:p>0.99475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0.97025" calcext:value-type="float">
            <text:p>0.97025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0.97025" calcext:value-type="float">
            <text:p>0.97025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0.9695" calcext:value-type="float">
            <text:p>0.9695</text:p>
          </table:table-cell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1.07225" calcext:value-type="float">
            <text:p>1.07225</text:p>
          </table:table-cell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1.07225" calcext:value-type="float">
            <text:p>1.07225</text:p>
          </table:table-cell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1.07225" calcext:value-type="float">
            <text:p>1.07225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1.07225" calcext:value-type="float">
            <text:p>1.07225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1.04425" calcext:value-type="float">
            <text:p>1.04425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1.03175" calcext:value-type="float">
            <text:p>1.03175</text:p>
          </table:table-cell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1.03175" calcext:value-type="float">
            <text:p>1.03175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1.00475" calcext:value-type="float">
            <text:p>1.00475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0.99935" calcext:value-type="float">
            <text:p>0.99935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0.99935" calcext:value-type="float">
            <text:p>0.99935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0.97785" calcext:value-type="float">
            <text:p>0.97785</text:p>
          </table:table-cell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0.9724" calcext:value-type="float">
            <text:p>0.9724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0.96765" calcext:value-type="float">
            <text:p>0.96765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0.9434" calcext:value-type="float">
            <text:p>0.9434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0.9434" calcext:value-type="float">
            <text:p>0.9434</text:p>
          </table:table-cell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0.94315" calcext:value-type="float">
            <text:p>0.94315</text:p>
          </table:table-cell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0.97165" calcext:value-type="float">
            <text:p>0.97165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0.95185" calcext:value-type="float">
            <text:p>0.95185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0.9454" calcext:value-type="float">
            <text:p>0.9454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0.9279" calcext:value-type="float">
            <text:p>0.9279</text:p>
          </table:table-cell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0.9279" calcext:value-type="float">
            <text:p>0.9279</text:p>
          </table:table-cell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0.9054" calcext:value-type="float">
            <text:p>0.9054</text:p>
          </table:table-cell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0.8984" calcext:value-type="float">
            <text:p>0.8984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0.89155" calcext:value-type="float">
            <text:p>0.89155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0.8908" calcext:value-type="float">
            <text:p>0.8908</text:p>
          </table:table-cell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0.87415" calcext:value-type="float">
            <text:p>0.87415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0.8668" calcext:value-type="float">
            <text:p>0.8668</text:p>
          </table:table-cell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0.86655" calcext:value-type="float">
            <text:p>0.86655</text:p>
          </table:table-cell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0.88955" calcext:value-type="float">
            <text:p>0.88955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0.8892" calcext:value-type="float">
            <text:p>0.8892</text:p>
          </table:table-cell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0.8892" calcext:value-type="float">
            <text:p>0.8892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0.8892" calcext:value-type="float">
            <text:p>0.8892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0.88445" calcext:value-type="float">
            <text:p>0.88445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0.8842" calcext:value-type="float">
            <text:p>0.8842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0.8739" calcext:value-type="float">
            <text:p>0.8739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0.8739" calcext:value-type="float">
            <text:p>0.8739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0.8739" calcext:value-type="float">
            <text:p>0.8739</text:p>
          </table:table-cell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0.8739" calcext:value-type="float">
            <text:p>0.8739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0.87365" calcext:value-type="float">
            <text:p>0.87365</text:p>
          </table:table-cell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0.8949" calcext:value-type="float">
            <text:p>0.8949</text:p>
          </table:table-cell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0.89465" calcext:value-type="float">
            <text:p>0.89465</text:p>
          </table:table-cell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2012/7/6</text:p>
          </table:table-cell>
          <table:table-cell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0.91015" calcext:value-type="float">
            <text:p>0.91015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0.9099" calcext:value-type="float">
            <text:p>0.9099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0.90205" calcext:value-type="float">
            <text:p>0.90205</text:p>
          </table:table-cell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0.90205" calcext:value-type="float">
            <text:p>0.90205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0.90205" calcext:value-type="float">
            <text:p>0.90205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0.90205" calcext:value-type="float">
            <text:p>0.90205</text:p>
          </table:table-cell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0.899075" calcext:value-type="float">
            <text:p>0.899075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0.879075" calcext:value-type="float">
            <text:p>0.879075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0.878825" calcext:value-type="float">
            <text:p>0.878825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0.869775" calcext:value-type="float">
            <text:p>0.869775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0.869775" calcext:value-type="float">
            <text:p>0.869775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0.869775" calcext:value-type="float">
            <text:p>0.869775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0.866025" calcext:value-type="float">
            <text:p>0.866025</text:p>
          </table:table-cell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0.862775" calcext:value-type="float">
            <text:p>0.862775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0.858175" calcext:value-type="float">
            <text:p>0.858175</text:p>
          </table:table-cell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0.858175" calcext:value-type="float">
            <text:p>0.858175</text:p>
          </table:table-cell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0.858175" calcext:value-type="float">
            <text:p>0.858175</text:p>
          </table:table-cell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0.858175" calcext:value-type="float">
            <text:p>0.858175</text:p>
          </table:table-cell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0.858175" calcext:value-type="float">
            <text:p>0.858175</text:p>
          </table:table-cell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0.858175" calcext:value-type="float">
            <text:p>0.858175</text:p>
          </table:table-cell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0.858175" calcext:value-type="float">
            <text:p>0.858175</text:p>
          </table:table-cell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0.857925" calcext:value-type="float">
            <text:p>0.857925</text:p>
          </table:table-cell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0.865675" calcext:value-type="float">
            <text:p>0.865675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0.865425" calcext:value-type="float">
            <text:p>0.865425</text:p>
          </table:table-cell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0.861275" calcext:value-type="float">
            <text:p>0.861275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0.856475" calcext:value-type="float">
            <text:p>0.856475</text:p>
          </table:table-cell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0.851425" calcext:value-type="float">
            <text:p>0.851425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0.851425" calcext:value-type="float">
            <text:p>0.851425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0.848125" calcext:value-type="float">
            <text:p>0.848125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0.847875" calcext:value-type="float">
            <text:p>0.847875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0.852975" calcext:value-type="float">
            <text:p>0.852975</text:p>
          </table:table-cell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0.852975" calcext:value-type="float">
            <text:p>0.852975</text:p>
          </table:table-cell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0.852975" calcext:value-type="float">
            <text:p>0.852975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0.852975" calcext:value-type="float">
            <text:p>0.852975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0.847525" calcext:value-type="float">
            <text:p>0.847525</text:p>
          </table:table-cell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0.847525" calcext:value-type="float">
            <text:p>0.847525</text:p>
          </table:table-cell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0.847525" calcext:value-type="float">
            <text:p>0.847525</text:p>
          </table:table-cell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0.847525" calcext:value-type="float">
            <text:p>0.847525</text:p>
          </table:table-cell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0.847525" calcext:value-type="float">
            <text:p>0.847525</text:p>
          </table:table-cell>
        </table:table-row>
        <table:table-row table:style-name="ro1">
          <table:table-cell office:value-type="string" calcext:value-type="string">
            <text:p>2012/9/14</text:p>
          </table:table-cell>
          <table:table-cell office:value-type="float" office:value="0.847525" calcext:value-type="float">
            <text:p>0.847525</text:p>
          </table:table-cell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0.847525" calcext:value-type="float">
            <text:p>0.847525</text:p>
          </table:table-cell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0.841975" calcext:value-type="float">
            <text:p>0.841975</text:p>
          </table:table-cell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0.841725" calcext:value-type="float">
            <text:p>0.841725</text:p>
          </table:table-cell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0.838225" calcext:value-type="float">
            <text:p>0.838225</text:p>
          </table:table-cell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0.838225" calcext:value-type="float">
            <text:p>0.838225</text:p>
          </table:table-cell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0.838225" calcext:value-type="float">
            <text:p>0.838225</text:p>
          </table:table-cell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0.838225" calcext:value-type="float">
            <text:p>0.838225</text:p>
          </table:table-cell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0.838225" calcext:value-type="float">
            <text:p>0.838225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0.837975" calcext:value-type="float">
            <text:p>0.837975</text:p>
          </table:table-cell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0.830525" calcext:value-type="float">
            <text:p>0.830525</text:p>
          </table:table-cell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0.830525" calcext:value-type="float">
            <text:p>0.830525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0.823675" calcext:value-type="float">
            <text:p>0.823675</text:p>
          </table:table-cell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0.816925" calcext:value-type="float">
            <text:p>0.816925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0.810725" calcext:value-type="float">
            <text:p>0.810725</text:p>
          </table:table-cell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0.810725" calcext:value-type="float">
            <text:p>0.810725</text:p>
          </table:table-cell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0.805175" calcext:value-type="float">
            <text:p>0.805175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0.805175" calcext:value-type="float">
            <text:p>0.805175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0.805175" calcext:value-type="float">
            <text:p>0.805175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0.805175" calcext:value-type="float">
            <text:p>0.805175</text:p>
          </table:table-cell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0.805175" calcext:value-type="float">
            <text:p>0.805175</text:p>
          </table:table-cell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0.801425" calcext:value-type="float">
            <text:p>0.801425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0.792925" calcext:value-type="float">
            <text:p>0.792925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0.789175" calcext:value-type="float">
            <text:p>0.789175</text:p>
          </table:table-cell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0.789175" calcext:value-type="float">
            <text:p>0.789175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0.783925" calcext:value-type="float">
            <text:p>0.783925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0.783925" calcext:value-type="float">
            <text:p>0.783925</text:p>
          </table:table-cell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0.783925" calcext:value-type="float">
            <text:p>0.783925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0.783925" calcext:value-type="float">
            <text:p>0.783925</text:p>
          </table:table-cell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0.783925" calcext:value-type="float">
            <text:p>0.783925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0.783925" calcext:value-type="float">
            <text:p>0.783925</text:p>
          </table:table-cell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0.780325" calcext:value-type="float">
            <text:p>0.780325</text:p>
          </table:table-cell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0.768225" calcext:value-type="float">
            <text:p>0.768225</text:p>
          </table:table-cell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0.762075" calcext:value-type="float">
            <text:p>0.762075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0.761575" calcext:value-type="float">
            <text:p>0.761575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0.798825" calcext:value-type="float">
            <text:p>0.798825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0.803225" calcext:value-type="float">
            <text:p>0.803225</text:p>
          </table:table-cell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0.803225" calcext:value-type="float">
            <text:p>0.803225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0.802975" calcext:value-type="float">
            <text:p>0.802975</text:p>
          </table:table-cell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0.823725" calcext:value-type="float">
            <text:p>0.823725</text:p>
          </table:table-cell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0.823725" calcext:value-type="float">
            <text:p>0.823725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0.822975" calcext:value-type="float">
            <text:p>0.822975</text:p>
          </table:table-cell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0.810075" calcext:value-type="float">
            <text:p>0.810075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0.805325" calcext:value-type="float">
            <text:p>0.805325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0.799925" calcext:value-type="float">
            <text:p>0.799925</text:p>
          </table:table-cell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0.796675" calcext:value-type="float">
            <text:p>0.796675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0.793525" calcext:value-type="float">
            <text:p>0.793525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0.792525" calcext:value-type="float">
            <text:p>0.792525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.382025" calcext:value-type="float">
            <text:p>1.382025</text:p>
          </table:table-cell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1.382025" calcext:value-type="float">
            <text:p>1.382025</text:p>
          </table:table-cell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1.382025" calcext:value-type="float">
            <text:p>1.382025</text:p>
          </table:table-cell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.378275" calcext:value-type="float">
            <text:p>1.378275</text:p>
          </table:table-cell>
        </table:table-row>
        <table:table-row table:style-name="ro1">
          <table:table-cell office:value-type="string" calcext:value-type="string">
            <text:p>2012/11/29</text:p>
          </table:table-cell>
          <table:table-cell office:value-type="float" office:value="1.378025" calcext:value-type="float">
            <text:p>1.378025</text:p>
          </table:table-cell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.401525" calcext:value-type="float">
            <text:p>1.401525</text:p>
          </table:table-cell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4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1.405275" calcext:value-type="float">
            <text:p>1.405275</text:p>
          </table:table-cell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.400725" calcext:value-type="float">
            <text:p>1.400725</text:p>
          </table:table-cell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.396725" calcext:value-type="float">
            <text:p>1.396725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.396475" calcext:value-type="float">
            <text:p>1.396475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.392425" calcext:value-type="float">
            <text:p>1.392425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.392425" calcext:value-type="float">
            <text:p>1.392425</text:p>
          </table:table-cell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.392425" calcext:value-type="float">
            <text:p>1.392425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.389925" calcext:value-type="float">
            <text:p>1.389925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.737175" calcext:value-type="float">
            <text:p>1.737175</text:p>
          </table:table-cell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1.753675" calcext:value-type="float">
            <text:p>1.753675</text:p>
          </table:table-cell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.749325" calcext:value-type="float">
            <text:p>1.749325</text:p>
          </table:table-cell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1.749325" calcext:value-type="float">
            <text:p>1.749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6:39:57.748594914</dc:date>
    <meta:editing-duration>PT2M4S</meta:editing-duration>
    <meta:editing-cycles>1</meta:editing-cycles>
    <meta:document-statistic meta:table-count="1" meta:cell-count="5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4.201cm" style:legend-expansion="high" chart:style-name="ch2"/>
        <chart:plot-area chart:style-name="ch3" table:cell-range-address="option_roi_result.A1:option_roi_result.B251" chart:data-source-has-labels="both" svg:x="0.32cm" svg:y="0.18cm" svg:width="13.646cm" svg:height="8.64cm">
          <chartooo:coordinate-region svg:x="1.397cm" svg:y="0.18cm" svg:width="12.569cm" svg:height="6.713cm"/>
          <chart:axis chart:dimension="x" chart:name="primary-x" chart:style-name="ch4" chartooo:axis-type="auto">
            <chartooo:date-scale/>
            <chart:categories table:cell-range-address="option_roi_result.A2:option_roi_result.A2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51" chart:label-cell-address="option_roi_result.B1:option_roi_result.B1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/1/2</text:p>
                <draw:g>
                  <svg:desc>option_roi_result.A2:option_roi_result.A251</svg:desc>
                </draw:g>
              </table:table-cell>
              <table:table-cell office:value-type="float" office:value="1">
                <text:p>1</text:p>
                <draw:g>
                  <svg:desc>option_roi_result.B2:option_roi_result.B251</svg:desc>
                </draw:g>
              </table:table-cell>
            </table:table-row>
            <table:table-row>
              <table:table-cell office:value-type="string">
                <text:p>2012/1/3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2012/1/4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2012/1/5</text:p>
              </table:table-cell>
              <table:table-cell office:value-type="float" office:value="1.00725">
                <text:p>1.00725</text:p>
              </table:table-cell>
            </table:table-row>
            <table:table-row>
              <table:table-cell office:value-type="string">
                <text:p>2012/1/6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9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10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2012/1/11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2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3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6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7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18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0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2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3</text:p>
              </table:table-cell>
              <table:table-cell office:value-type="float" office:value="1.0087">
                <text:p>1.0087</text:p>
              </table:table-cell>
            </table:table-row>
            <table:table-row>
              <table:table-cell office:value-type="string">
                <text:p>2012/2/4</text:p>
              </table:table-cell>
              <table:table-cell office:value-type="float" office:value="1.02395">
                <text:p>1.02395</text:p>
              </table:table-cell>
            </table:table-row>
            <table:table-row>
              <table:table-cell office:value-type="string">
                <text:p>2012/2/6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7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8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9</text:p>
              </table:table-cell>
              <table:table-cell office:value-type="float" office:value="0.99365">
                <text:p>0.99365</text:p>
              </table:table-cell>
            </table:table-row>
            <table:table-row>
              <table:table-cell office:value-type="string">
                <text:p>2012/2/10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3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4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5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2012/2/1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1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0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4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5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8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2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2012/3/13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2012/3/14</text:p>
              </table:table-cell>
              <table:table-cell office:value-type="float" office:value="1.00405">
                <text:p>1.00405</text:p>
              </table:table-cell>
            </table:table-row>
            <table:table-row>
              <table:table-cell office:value-type="string">
                <text:p>2012/3/15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6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9</text:p>
              </table:table-cell>
              <table:table-cell office:value-type="float" office:value="1.0059">
                <text:p>1.0059</text:p>
              </table:table-cell>
            </table:table-row>
            <table:table-row>
              <table:table-cell office:value-type="string">
                <text:p>2012/3/20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>
                <text:p>2012/3/2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2012/3/22</text:p>
              </table:table-cell>
              <table:table-cell office:value-type="float" office:value="1.0186">
                <text:p>1.0186</text:p>
              </table:table-cell>
            </table:table-row>
            <table:table-row>
              <table:table-cell office:value-type="string">
                <text:p>2012/3/23</text:p>
              </table:table-cell>
              <table:table-cell office:value-type="float" office:value="1.0386">
                <text:p>1.0386</text:p>
              </table:table-cell>
            </table:table-row>
            <table:table-row>
              <table:table-cell office:value-type="string">
                <text:p>2012/3/26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7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8</text:p>
              </table:table-cell>
              <table:table-cell office:value-type="float" office:value="1.0336">
                <text:p>1.0336</text:p>
              </table:table-cell>
            </table:table-row>
            <table:table-row>
              <table:table-cell office:value-type="string">
                <text:p>2012/3/29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3/30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4/2</text:p>
              </table:table-cell>
              <table:table-cell office:value-type="float" office:value="1.02105">
                <text:p>1.02105</text:p>
              </table:table-cell>
            </table:table-row>
            <table:table-row>
              <table:table-cell office:value-type="string">
                <text:p>2012/4/3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2012/4/5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012/4/6</text:p>
              </table:table-cell>
              <table:table-cell office:value-type="float" office:value="1.00695">
                <text:p>1.00695</text:p>
              </table:table-cell>
            </table:table-row>
            <table:table-row>
              <table:table-cell office:value-type="string">
                <text:p>2012/4/9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>
                <text:p>2012/4/1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012/4/11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12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12/4/13</text:p>
              </table:table-cell>
              <table:table-cell office:value-type="float" office:value="1.05475">
                <text:p>1.05475</text:p>
              </table:table-cell>
            </table:table-row>
            <table:table-row>
              <table:table-cell office:value-type="string">
                <text:p>2012/4/16</text:p>
              </table:table-cell>
              <table:table-cell office:value-type="float" office:value="1.05575">
                <text:p>1.05575</text:p>
              </table:table-cell>
            </table:table-row>
            <table:table-row>
              <table:table-cell office:value-type="string">
                <text:p>2012/4/17</text:p>
              </table:table-cell>
              <table:table-cell office:value-type="float" office:value="1.04455">
                <text:p>1.04455</text:p>
              </table:table-cell>
            </table:table-row>
            <table:table-row>
              <table:table-cell office:value-type="string">
                <text:p>2012/4/18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>
                <text:p>2012/4/19</text:p>
              </table:table-cell>
              <table:table-cell office:value-type="float" office:value="0.99165">
                <text:p>0.99165</text:p>
              </table:table-cell>
            </table:table-row>
            <table:table-row>
              <table:table-cell office:value-type="string">
                <text:p>2012/4/20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3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4</text:p>
              </table:table-cell>
              <table:table-cell office:value-type="float" office:value="0.98655">
                <text:p>0.98655</text:p>
              </table:table-cell>
            </table:table-row>
            <table:table-row>
              <table:table-cell office:value-type="string">
                <text:p>2012/4/25</text:p>
              </table:table-cell>
              <table:table-cell office:value-type="float" office:value="1.00305">
                <text:p>1.00305</text:p>
              </table:table-cell>
            </table:table-row>
            <table:table-row>
              <table:table-cell office:value-type="string">
                <text:p>2012/4/26</text:p>
              </table:table-cell>
              <table:table-cell office:value-type="float" office:value="0.99475">
                <text:p>0.99475</text:p>
              </table:table-cell>
            </table:table-row>
            <table:table-row>
              <table:table-cell office:value-type="string">
                <text:p>2012/4/27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30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5/2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2012/5/3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4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7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8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9</text:p>
              </table:table-cell>
              <table:table-cell office:value-type="float" office:value="1.04425">
                <text:p>1.04425</text:p>
              </table:table-cell>
            </table:table-row>
            <table:table-row>
              <table:table-cell office:value-type="string">
                <text:p>2012/5/1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2012/5/11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4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5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2/5/16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7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8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2012/5/21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012/5/22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2012/5/23</text:p>
              </table:table-cell>
              <table:table-cell office:value-type="float" office:value="0.9724">
                <text:p>0.9724</text:p>
              </table:table-cell>
            </table:table-row>
            <table:table-row>
              <table:table-cell office:value-type="string">
                <text:p>2012/5/24</text:p>
              </table:table-cell>
              <table:table-cell office:value-type="float" office:value="0.96765">
                <text:p>0.96765</text:p>
              </table:table-cell>
            </table:table-row>
            <table:table-row>
              <table:table-cell office:value-type="string">
                <text:p>2012/5/25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8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9</text:p>
              </table:table-cell>
              <table:table-cell office:value-type="float" office:value="0.94315">
                <text:p>0.94315</text:p>
              </table:table-cell>
            </table:table-row>
            <table:table-row>
              <table:table-cell office:value-type="string">
                <text:p>2012/5/30</text:p>
              </table:table-cell>
              <table:table-cell office:value-type="float" office:value="0.97165">
                <text:p>0.97165</text:p>
              </table:table-cell>
            </table:table-row>
            <table:table-row>
              <table:table-cell office:value-type="string">
                <text:p>2012/5/31</text:p>
              </table:table-cell>
              <table:table-cell office:value-type="float" office:value="0.95185">
                <text:p>0.95185</text:p>
              </table:table-cell>
            </table:table-row>
            <table:table-row>
              <table:table-cell office:value-type="string">
                <text:p>2012/6/1</text:p>
              </table:table-cell>
              <table:table-cell office:value-type="float" office:value="0.9454">
                <text:p>0.9454</text:p>
              </table:table-cell>
            </table:table-row>
            <table:table-row>
              <table:table-cell office:value-type="string">
                <text:p>2012/6/4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5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6</text:p>
              </table:table-cell>
              <table:table-cell office:value-type="float" office:value="0.9054">
                <text:p>0.9054</text:p>
              </table:table-cell>
            </table:table-row>
            <table:table-row>
              <table:table-cell office:value-type="string">
                <text:p>2012/6/7</text:p>
              </table:table-cell>
              <table:table-cell office:value-type="float" office:value="0.8984">
                <text:p>0.8984</text:p>
              </table:table-cell>
            </table:table-row>
            <table:table-row>
              <table:table-cell office:value-type="string">
                <text:p>2012/6/8</text:p>
              </table:table-cell>
              <table:table-cell office:value-type="float" office:value="0.89155">
                <text:p>0.89155</text:p>
              </table:table-cell>
            </table:table-row>
            <table:table-row>
              <table:table-cell office:value-type="string">
                <text:p>2012/6/11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2012/6/12</text:p>
              </table:table-cell>
              <table:table-cell office:value-type="float" office:value="0.87415">
                <text:p>0.87415</text:p>
              </table:table-cell>
            </table:table-row>
            <table:table-row>
              <table:table-cell office:value-type="string">
                <text:p>2012/6/13</text:p>
              </table:table-cell>
              <table:table-cell office:value-type="float" office:value="0.8668">
                <text:p>0.8668</text:p>
              </table:table-cell>
            </table:table-row>
            <table:table-row>
              <table:table-cell office:value-type="string">
                <text:p>2012/6/14</text:p>
              </table:table-cell>
              <table:table-cell office:value-type="float" office:value="0.86655">
                <text:p>0.86655</text:p>
              </table:table-cell>
            </table:table-row>
            <table:table-row>
              <table:table-cell office:value-type="string">
                <text:p>2012/6/15</text:p>
              </table:table-cell>
              <table:table-cell office:value-type="float" office:value="0.88955">
                <text:p>0.88955</text:p>
              </table:table-cell>
            </table:table-row>
            <table:table-row>
              <table:table-cell office:value-type="string">
                <text:p>2012/6/18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19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0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1</text:p>
              </table:table-cell>
              <table:table-cell office:value-type="float" office:value="0.88445">
                <text:p>0.88445</text:p>
              </table:table-cell>
            </table:table-row>
            <table:table-row>
              <table:table-cell office:value-type="string">
                <text:p>2012/6/22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2012/6/25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6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7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8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9</text:p>
              </table:table-cell>
              <table:table-cell office:value-type="float" office:value="0.87365">
                <text:p>0.87365</text:p>
              </table:table-cell>
            </table:table-row>
            <table:table-row>
              <table:table-cell office:value-type="string">
                <text:p>2012/7/2</text:p>
              </table:table-cell>
              <table:table-cell office:value-type="float" office:value="0.8949">
                <text:p>0.8949</text:p>
              </table:table-cell>
            </table:table-row>
            <table:table-row>
              <table:table-cell office:value-type="string">
                <text:p>2012/7/3</text:p>
              </table:table-cell>
              <table:table-cell office:value-type="float" office:value="0.89465">
                <text:p>0.89465</text:p>
              </table:table-cell>
            </table:table-row>
            <table:table-row>
              <table:table-cell office:value-type="string">
                <text:p>2012/7/4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5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6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9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10</text:p>
              </table:table-cell>
              <table:table-cell office:value-type="float" office:value="0.91015">
                <text:p>0.91015</text:p>
              </table:table-cell>
            </table:table-row>
            <table:table-row>
              <table:table-cell office:value-type="string">
                <text:p>2012/7/11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2012/7/12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3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6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7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8</text:p>
              </table:table-cell>
              <table:table-cell office:value-type="float" office:value="0.899075">
                <text:p>0.899075</text:p>
              </table:table-cell>
            </table:table-row>
            <table:table-row>
              <table:table-cell office:value-type="string">
                <text:p>2012/7/19</text:p>
              </table:table-cell>
              <table:table-cell office:value-type="float" office:value="0.879075">
                <text:p>0.879075</text:p>
              </table:table-cell>
            </table:table-row>
            <table:table-row>
              <table:table-cell office:value-type="string">
                <text:p>2012/7/20</text:p>
              </table:table-cell>
              <table:table-cell office:value-type="float" office:value="0.878825">
                <text:p>0.878825</text:p>
              </table:table-cell>
            </table:table-row>
            <table:table-row>
              <table:table-cell office:value-type="string">
                <text:p>2012/7/23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4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5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6</text:p>
              </table:table-cell>
              <table:table-cell office:value-type="float" office:value="0.866025">
                <text:p>0.866025</text:p>
              </table:table-cell>
            </table:table-row>
            <table:table-row>
              <table:table-cell office:value-type="string">
                <text:p>2012/7/2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0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3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6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8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9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3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4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5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6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7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1</text:p>
              </table:table-cell>
              <table:table-cell office:value-type="float" office:value="0.857925">
                <text:p>0.857925</text:p>
              </table:table-cell>
            </table:table-row>
            <table:table-row>
              <table:table-cell office:value-type="string">
                <text:p>2012/8/22</text:p>
              </table:table-cell>
              <table:table-cell office:value-type="float" office:value="0.865675">
                <text:p>0.865675</text:p>
              </table:table-cell>
            </table:table-row>
            <table:table-row>
              <table:table-cell office:value-type="string">
                <text:p>2012/8/23</text:p>
              </table:table-cell>
              <table:table-cell office:value-type="float" office:value="0.865425">
                <text:p>0.865425</text:p>
              </table:table-cell>
            </table:table-row>
            <table:table-row>
              <table:table-cell office:value-type="string">
                <text:p>2012/8/24</text:p>
              </table:table-cell>
              <table:table-cell office:value-type="float" office:value="0.861275">
                <text:p>0.861275</text:p>
              </table:table-cell>
            </table:table-row>
            <table:table-row>
              <table:table-cell office:value-type="string">
                <text:p>2012/8/27</text:p>
              </table:table-cell>
              <table:table-cell office:value-type="float" office:value="0.856475">
                <text:p>0.856475</text:p>
              </table:table-cell>
            </table:table-row>
            <table:table-row>
              <table:table-cell office:value-type="string">
                <text:p>2012/8/28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29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30</text:p>
              </table:table-cell>
              <table:table-cell office:value-type="float" office:value="0.848125">
                <text:p>0.848125</text:p>
              </table:table-cell>
            </table:table-row>
            <table:table-row>
              <table:table-cell office:value-type="string">
                <text:p>2012/8/31</text:p>
              </table:table-cell>
              <table:table-cell office:value-type="float" office:value="0.847875">
                <text:p>0.847875</text:p>
              </table:table-cell>
            </table:table-row>
            <table:table-row>
              <table:table-cell office:value-type="string">
                <text:p>2012/9/3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4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5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6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0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1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2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3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4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8</text:p>
              </table:table-cell>
              <table:table-cell office:value-type="float" office:value="0.841975">
                <text:p>0.841975</text:p>
              </table:table-cell>
            </table:table-row>
            <table:table-row>
              <table:table-cell office:value-type="string">
                <text:p>2012/9/19</text:p>
              </table:table-cell>
              <table:table-cell office:value-type="float" office:value="0.841725">
                <text:p>0.841725</text:p>
              </table:table-cell>
            </table:table-row>
            <table:table-row>
              <table:table-cell office:value-type="string">
                <text:p>2012/9/20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1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4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5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6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7</text:p>
              </table:table-cell>
              <table:table-cell office:value-type="float" office:value="0.837975">
                <text:p>0.837975</text:p>
              </table:table-cell>
            </table:table-row>
            <table:table-row>
              <table:table-cell office:value-type="string">
                <text:p>2012/9/28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1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2</text:p>
              </table:table-cell>
              <table:table-cell office:value-type="float" office:value="0.823675">
                <text:p>0.823675</text:p>
              </table:table-cell>
            </table:table-row>
            <table:table-row>
              <table:table-cell office:value-type="string">
                <text:p>2012/10/3</text:p>
              </table:table-cell>
              <table:table-cell office:value-type="float" office:value="0.816925">
                <text:p>0.816925</text:p>
              </table:table-cell>
            </table:table-row>
            <table:table-row>
              <table:table-cell office:value-type="string">
                <text:p>2012/10/4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5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8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9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1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2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5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6</text:p>
              </table:table-cell>
              <table:table-cell office:value-type="float" office:value="0.801425">
                <text:p>0.801425</text:p>
              </table:table-cell>
            </table:table-row>
            <table:table-row>
              <table:table-cell office:value-type="string">
                <text:p>2012/10/17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012/10/18</text:p>
              </table:table-cell>
              <table:table-cell office:value-type="float" office:value="0.792925">
                <text:p>0.792925</text:p>
              </table:table-cell>
            </table:table-row>
            <table:table-row>
              <table:table-cell office:value-type="string">
                <text:p>2012/10/19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2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3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4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5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6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9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0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1</text:p>
              </table:table-cell>
              <table:table-cell office:value-type="float" office:value="0.780325">
                <text:p>0.780325</text:p>
              </table:table-cell>
            </table:table-row>
            <table:table-row>
              <table:table-cell office:value-type="string">
                <text:p>2012/11/1</text:p>
              </table:table-cell>
              <table:table-cell office:value-type="float" office:value="0.768225">
                <text:p>0.768225</text:p>
              </table:table-cell>
            </table:table-row>
            <table:table-row>
              <table:table-cell office:value-type="string">
                <text:p>2012/11/2</text:p>
              </table:table-cell>
              <table:table-cell office:value-type="float" office:value="0.762075">
                <text:p>0.762075</text:p>
              </table:table-cell>
            </table:table-row>
            <table:table-row>
              <table:table-cell office:value-type="string">
                <text:p>2012/11/5</text:p>
              </table:table-cell>
              <table:table-cell office:value-type="float" office:value="0.761575">
                <text:p>0.761575</text:p>
              </table:table-cell>
            </table:table-row>
            <table:table-row>
              <table:table-cell office:value-type="string">
                <text:p>2012/11/6</text:p>
              </table:table-cell>
              <table:table-cell office:value-type="float" office:value="0.798825">
                <text:p>0.798825</text:p>
              </table:table-cell>
            </table:table-row>
            <table:table-row>
              <table:table-cell office:value-type="string">
                <text:p>2012/11/7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8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9</text:p>
              </table:table-cell>
              <table:table-cell office:value-type="float" office:value="0.802975">
                <text:p>0.802975</text:p>
              </table:table-cell>
            </table:table-row>
            <table:table-row>
              <table:table-cell office:value-type="string">
                <text:p>2012/11/12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3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4</text:p>
              </table:table-cell>
              <table:table-cell office:value-type="float" office:value="0.822975">
                <text:p>0.822975</text:p>
              </table:table-cell>
            </table:table-row>
            <table:table-row>
              <table:table-cell office:value-type="string">
                <text:p>2012/11/15</text:p>
              </table:table-cell>
              <table:table-cell office:value-type="float" office:value="0.810075">
                <text:p>0.810075</text:p>
              </table:table-cell>
            </table:table-row>
            <table:table-row>
              <table:table-cell office:value-type="string">
                <text:p>2012/11/16</text:p>
              </table:table-cell>
              <table:table-cell office:value-type="float" office:value="0.805325">
                <text:p>0.805325</text:p>
              </table:table-cell>
            </table:table-row>
            <table:table-row>
              <table:table-cell office:value-type="string">
                <text:p>2012/11/19</text:p>
              </table:table-cell>
              <table:table-cell office:value-type="float" office:value="0.799925">
                <text:p>0.799925</text:p>
              </table:table-cell>
            </table:table-row>
            <table:table-row>
              <table:table-cell office:value-type="string">
                <text:p>2012/11/20</text:p>
              </table:table-cell>
              <table:table-cell office:value-type="float" office:value="0.796675">
                <text:p>0.796675</text:p>
              </table:table-cell>
            </table:table-row>
            <table:table-row>
              <table:table-cell office:value-type="string">
                <text:p>2012/11/21</text:p>
              </table:table-cell>
              <table:table-cell office:value-type="float" office:value="0.793525">
                <text:p>0.793525</text:p>
              </table:table-cell>
            </table:table-row>
            <table:table-row>
              <table:table-cell office:value-type="string">
                <text:p>2012/11/22</text:p>
              </table:table-cell>
              <table:table-cell office:value-type="float" office:value="0.792525">
                <text:p>0.792525</text:p>
              </table:table-cell>
            </table:table-row>
            <table:table-row>
              <table:table-cell office:value-type="string">
                <text:p>2012/11/23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6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7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8</text:p>
              </table:table-cell>
              <table:table-cell office:value-type="float" office:value="1.378275">
                <text:p>1.378275</text:p>
              </table:table-cell>
            </table:table-row>
            <table:table-row>
              <table:table-cell office:value-type="string">
                <text:p>2012/11/29</text:p>
              </table:table-cell>
              <table:table-cell office:value-type="float" office:value="1.378025">
                <text:p>1.378025</text:p>
              </table:table-cell>
            </table:table-row>
            <table:table-row>
              <table:table-cell office:value-type="string">
                <text:p>2012/11/30</text:p>
              </table:table-cell>
              <table:table-cell office:value-type="float" office:value="1.401525">
                <text:p>1.401525</text:p>
              </table:table-cell>
            </table:table-row>
            <table:table-row>
              <table:table-cell office:value-type="string">
                <text:p>2012/12/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5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6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7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0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1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2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7</text:p>
              </table:table-cell>
              <table:table-cell office:value-type="float" office:value="1.400725">
                <text:p>1.400725</text:p>
              </table:table-cell>
            </table:table-row>
            <table:table-row>
              <table:table-cell office:value-type="string">
                <text:p>2012/12/18</text:p>
              </table:table-cell>
              <table:table-cell office:value-type="float" office:value="1.396725">
                <text:p>1.396725</text:p>
              </table:table-cell>
            </table:table-row>
            <table:table-row>
              <table:table-cell office:value-type="string">
                <text:p>2012/12/19</text:p>
              </table:table-cell>
              <table:table-cell office:value-type="float" office:value="1.396475">
                <text:p>1.396475</text:p>
              </table:table-cell>
            </table:table-row>
            <table:table-row>
              <table:table-cell office:value-type="string">
                <text:p>2012/12/20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1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2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4</text:p>
              </table:table-cell>
              <table:table-cell office:value-type="float" office:value="1.389925">
                <text:p>1.389925</text:p>
              </table:table-cell>
            </table:table-row>
            <table:table-row>
              <table:table-cell office:value-type="string">
                <text:p>2012/12/25</text:p>
              </table:table-cell>
              <table:table-cell office:value-type="float" office:value="1.737175">
                <text:p>1.737175</text:p>
              </table:table-cell>
            </table:table-row>
            <table:table-row>
              <table:table-cell office:value-type="string">
                <text:p>2012/12/26</text:p>
              </table:table-cell>
              <table:table-cell office:value-type="float" office:value="1.753675">
                <text:p>1.753675</text:p>
              </table:table-cell>
            </table:table-row>
            <table:table-row>
              <table:table-cell office:value-type="string">
                <text:p>2012/12/27</text:p>
              </table:table-cell>
              <table:table-cell office:value-type="float" office:value="1.749325">
                <text:p>1.749325</text:p>
              </table:table-cell>
            </table:table-row>
            <table:table-row>
              <table:table-cell office:value-type="string">
                <text:p>2012/12/28</text:p>
              </table:table-cell>
              <table:table-cell office:value-type="float" office:value="1.749325">
                <text:p>1.749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